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weight="bold" officeooo:paragraph-rsid="000fa078" style:font-weight-asian="bold" style:font-weight-complex="bold"/>
    </style:style>
    <style:style style:name="P3" style:family="paragraph" style:parent-style-name="Preformatted_20_Text">
      <style:text-properties officeooo:rsid="0011ed0f" officeooo:paragraph-rsid="0011ed0f"/>
    </style:style>
    <style:style style:name="P4" style:family="paragraph" style:parent-style-name="Preformatted_20_Text">
      <style:text-properties fo:font-size="10pt" fo:font-weight="normal" style:font-size-asian="10pt" style:font-weight-asian="normal" style:font-size-complex="10pt" style:font-weight-complex="normal"/>
    </style:style>
    <style:style style:name="P5" style:family="paragraph" style:parent-style-name="Preformatted_20_Text">
      <style:text-properties fo:font-size="10pt" fo:font-weight="normal" officeooo:rsid="0011ed0f" officeooo:paragraph-rsid="0011ed0f" style:font-size-asian="10pt" style:font-weight-asian="normal" style:font-size-complex="10pt" style:font-weight-complex="normal"/>
    </style:style>
    <style:style style:name="P6" style:family="paragraph" style:parent-style-name="Preformatted_20_Text">
      <style:text-properties fo:font-size="10pt" fo:font-weight="normal" officeooo:rsid="0011ed0f" officeooo:paragraph-rsid="00142e05" style:font-size-asian="10pt" style:font-weight-asian="normal" style:font-size-complex="10pt" style:font-weight-complex="normal"/>
    </style:style>
    <style:style style:name="T1" style:family="text">
      <style:text-properties officeooo:rsid="000fa078"/>
    </style:style>
    <style:style style:name="T2" style:family="text">
      <style:text-properties fo:font-size="12pt" style:font-size-asian="12pt" style:font-size-complex="12pt"/>
    </style:style>
    <style:style style:name="T3" style:family="text">
      <style:text-properties fo:font-size="12pt" officeooo:rsid="0011ed0f" style:font-size-asian="12pt" style:font-size-complex="12pt"/>
    </style:style>
    <style:style style:name="T4" style:family="text">
      <style:text-properties fo:font-size="12pt" officeooo:rsid="00142e05" style:font-size-asian="12pt" style:font-size-complex="12pt"/>
    </style:style>
    <style:style style:name="T5" style:family="text">
      <style:text-properties fo:font-size="12pt" fo:font-weight="bold" officeooo:rsid="000fa078" style:font-size-asian="12pt" style:font-weight-asian="bold" style:font-size-complex="12pt" style:font-weight-complex="bold"/>
    </style:style>
    <style:style style:name="T6" style:family="text">
      <style:text-properties fo:font-size="12pt" fo:font-weight="normal" officeooo:rsid="0011ed0f" style:font-size-asian="12pt" style:font-weight-asian="normal" style:font-size-complex="12pt" style:font-weight-complex="normal"/>
    </style:style>
    <style:style style:name="T7" style:family="text">
      <style:text-properties fo:font-size="12pt" fo:font-weight="normal" officeooo:rsid="001241c2" style:font-size-asian="12pt" style:font-weight-asian="normal" style:font-size-complex="12pt" style:font-weight-complex="normal"/>
    </style:style>
    <style:style style:name="T8" style:family="text">
      <style:text-properties fo:font-size="12pt" fo:font-weight="normal" officeooo:rsid="00142e05" style:font-size-asian="12pt" style:font-weight-asian="normal" style:font-size-complex="12pt" style:font-weight-complex="normal"/>
    </style:style>
    <style:style style:name="T9" style:family="text">
      <style:text-properties fo:font-size="12pt" fo:font-weight="normal" officeooo:rsid="00144b19" style:font-size-asian="12pt" style:font-weight-asian="normal" style:font-size-complex="12pt" style:font-weight-complex="normal"/>
    </style:style>
    <style:style style:name="T10" style:family="text">
      <style:text-properties officeooo:rsid="00142e05"/>
    </style:style>
    <style:style style:name="T11" style:family="text">
      <style:text-properties fo:font-size="10pt" fo:font-weight="normal" officeooo:rsid="0011ed0f" style:font-size-asian="10pt" style:font-weight-asian="normal" style:font-size-complex="10pt" style:font-weight-complex="normal"/>
    </style:style>
    <style:style style:name="T12" style:family="text">
      <style:text-properties fo:font-size="10pt" fo:font-weight="normal" officeooo:rsid="00144b19" style:font-size-asian="10pt" style:font-weight-asian="normal" style:font-size-complex="10pt" style:font-weight-complex="normal"/>
    </style:style>
    <style:style style:name="T13" style:family="text">
      <style:text-properties fo:font-size="10pt" fo:font-weight="normal" officeooo:rsid="00142e05" style:font-size-asian="10pt" style:font-weight-asian="normal" style:font-size-complex="10pt" style:font-weight-complex="normal"/>
    </style:style>
    <style:style style:name="T14" style:family="text">
      <style:text-properties fo:font-size="10pt" fo:font-weight="normal" officeooo:rsid="001241c2" style:font-size-asian="10pt" style:font-weight-asian="normal" style:font-size-complex="10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span text:style-name="T5">ALGORITHM</text:span></text:p>
      <text:p text:style-name="Preformatted_20_Text"/>
      <text:p text:style-name="Preformatted_20_Text"/>
      <text:p text:style-name="Preformatted_20_Text"/>
      <text:p text:style-name="Preformatted_20_Text"/>
      <text:p text:style-name="Preformatted_20_Text"><text:span text:style-name="T5">CPU INFO</text:span></text:p>
      <text:p text:style-name="Preformatted_20_Text"/>
      <text:p text:style-name="Preformatted_20_Text">Architecture: <text:s text:c="7"/>x86_64</text:p>
      <text:p text:style-name="Preformatted_20_Text">CPU op-mode(s): <text:s text:c="5"/>32-bit, 64-bit</text:p>
      <text:p text:style-name="Preformatted_20_Text">Byte Order: <text:s text:c="9"/>Little Endian</text:p>
      <text:p text:style-name="Preformatted_20_Text">CPU(s): <text:s text:c="13"/>4</text:p>
      <text:p text:style-name="Preformatted_20_Text">On-line CPU(s) list: 0-3</text:p>
      <text:p text:style-name="Preformatted_20_Text">Thread(s) per core: <text:s/>2</text:p>
      <text:p text:style-name="Preformatted_20_Text">Core(s) per socket: <text:s/>2</text:p>
      <text:p text:style-name="Preformatted_20_Text">Socket(s): <text:s text:c="10"/>1</text:p>
      <text:p text:style-name="Preformatted_20_Text">NUMA node(s): <text:s text:c="7"/>1</text:p>
      <text:p text:style-name="Preformatted_20_Text">Vendor ID: <text:s text:c="10"/>GenuineIntel</text:p>
      <text:p text:style-name="Preformatted_20_Text">CPU family: <text:s text:c="9"/>6</text:p>
      <text:p text:style-name="Preformatted_20_Text">Model: <text:s text:c="14"/>58</text:p>
      <text:p text:style-name="Preformatted_20_Text">Model name: <text:s text:c="9"/>Intel(R) Core(TM) i7-3537U CPU @ 2.00GHz</text:p>
      <text:p text:style-name="Preformatted_20_Text">Stepping: <text:s text:c="11"/>9</text:p>
      <text:p text:style-name="Preformatted_20_Text">CPU MHz: <text:s text:c="12"/>798.211</text:p>
      <text:p text:style-name="Preformatted_20_Text">CPU max MHz: <text:s text:c="8"/>3100,0000</text:p>
      <text:p text:style-name="Preformatted_20_Text">CPU min MHz: <text:s text:c="8"/>800,0000</text:p>
      <text:p text:style-name="Preformatted_20_Text">BogoMIPS: <text:s text:c="11"/>4988.75</text:p>
      <text:p text:style-name="Preformatted_20_Text">Virtualization: <text:s text:c="5"/>VT-x</text:p>
      <text:p text:style-name="Preformatted_20_Text">L1d cache: <text:s text:c="10"/>32K</text:p>
      <text:p text:style-name="Preformatted_20_Text">L1i cache: <text:s text:c="10"/>32K</text:p>
      <text:p text:style-name="Preformatted_20_Text">L2 cache: <text:s text:c="11"/>256K</text:p>
      <text:p text:style-name="Preformatted_20_Text">L3 cache: <text:s text:c="11"/>4096K</text:p>
      <text:p text:style-name="Preformatted_20_Text">NUMA node0 CPU(s): <text:s text:c="2"/>0-3</text:p>
      <text:p text:style-name="Preformatted_20_Text"/>
      <text:p text:style-name="Preformatted_20_Text"/>
      <text:p text:style-name="Preformatted_20_Text"/>
      <text:p text:style-name="Preformatted_20_Text"><text:span text:style-name="T5">TOP 5 HIGHEST RANKS</text:span></text:p>
      <text:p text:style-name="P1"/>
      <text:p text:style-name="P2"><text:span text:style-name="T1">Name</text:span> <text:tab/><text:tab/><text:tab/><text:tab/><text:tab/> <text:s text:c="2"/><text:span text:style-name="T1">Rank</text:span></text:p>
      <text:p text:style-name="Preformatted_20_Text">2494c7mt12frm3c3go86abe13h <text:tab/> <text:s text:c="2"/>0.000302702</text:p>
      <text:p text:style-name="Preformatted_20_Text">46o3c5beh6kiojkvr1tvsk4ptt <text:tab/> <text:s text:c="2"/>0.000340865</text:p>
      <text:p text:style-name="Preformatted_20_Text">3165mii1s1g0invqs94q303v0v <text:tab/> <text:s text:c="2"/>0.000394294</text:p>
      <text:p text:style-name="Preformatted_20_Text">0491md82hej8u15vi98isrmuih <text:tab/> <text:s text:c="2"/>0.000788871</text:p>
      <text:p text:style-name="Preformatted_20_Text">4mekp13kca78a3hfsrb0k813n9 <text:tab/> <text:s text:c="2"/>0.00122686</text:p>
      <text:p text:style-name="Preformatted_20_Text"/>
      <text:p text:style-name="Preformatted_20_Text"/>
      <text:p text:style-name="Preformatted_20_Text"/>
      <text:p text:style-name="Preformatted_20_Text"><text:span text:style-name="T5">TEST RESULTS</text:span></text:p>
      <text:p text:style-name="Preformatted_20_Text"/>
      <text:p text:style-name="P3">You can see testresultss.pdf to see different configurations’ results.</text:p>
      <text:p text:style-name="Preformatted_20_Text"/>
      <text:p text:style-name="Preformatted_20_Text"/>
      <text:p text:style-name="Preformatted_20_Text"/>
      <text:p text:style-name="Preformatted_20_Text"><text:span text:style-name="T5">COMMENT ON RESULTS</text:span></text:p>
      <text:p text:style-name="Preformatted_20_Text"><text:span text:style-name="T5"/></text:p>
      <text:p text:style-name="Preformatted_20_Text"><text:span text:style-name="T5"><text:tab/></text:span><text:span text:style-name="T11">When we have 100 chunks on static scheduling, </text:span><text:span text:style-name="T12">sharing </text:span><text:span text:style-name="T13">overhead </text:span><text:span text:style-name="T11">increased relative to 200 chunks. But when we make chunk size 500, this did </text:span><text:span text:style-name="T14">worsened</text:span><text:span text:style-name="T11"> </text:span><text:span text:style-name="T14">performance </text:span><text:span text:style-name="T13">because of unbalanced work sharing</text:span><text:span text:style-name="T11">.</text:span></text:p>
      <text:p text:style-name="P4"/>
      <text:p text:style-name="P5"><text:tab/>When I use dynamic scheduling, it improved performance relative to static scheduling because idle threads can be used efficiently by assigning chunks as soon as they are idle. 200 chunk size outperformed 100 chunk size, because less overhead of thread assignment to chunks happened. 500 chunk size is almost the same with 200.</text:p>
      <text:p text:style-name="P5"><text:soft-page-break/></text:p>
      <text:p text:style-name="P6"><text:tab/>Guided scheduling with minimum chunk size 50 outperformed 500 and 10. <text:span text:style-name="T10">It had similar results with dynamic scheduling.</text:span></text:p>
      <text:p text:style-name="P6"/>
      <text:p text:style-name="P6"/>
      <text:p text:style-name="P6"><text:span text:style-name="T10"><text:tab/>Dynamic and guided scheduling were better because iterations are not well divided, work load is not shared well with static schedul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26T21:53:52.197114348</dc:date>
    <meta:editing-duration>PT25M58S</meta:editing-duration>
    <meta:editing-cycles>4</meta:editing-cycles>
    <meta:generator>LibreOffice/6.0.7.3$Linux_X86_64 LibreOffice_project/00m0$Build-3</meta:generator>
    <meta:document-statistic meta:table-count="0" meta:image-count="0" meta:object-count="0" meta:page-count="2" meta:paragraph-count="40" meta:word-count="234" meta:character-count="1793" meta:non-whitespace-character-count="1373"/>
  </office:meta>
</office:document-meta>
</file>